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textarea-horizontal-align="justify" draw:textarea-vertical-align="bottom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80808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808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" style:family="graphic" style:parent-style-name="standard">
      <style:graphic-properties svg:stroke-width="0.05cm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275cm" draw:marker-end-width="0.275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3.5cm" svg:x="1cm" svg:y="2.5cm"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5cm" svg:height="3.5cm" svg:x="4cm" svg:y="6.5cm">
          <text:p text:style-name="P1">Impor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cm" svg:height="3.5cm" svg:x="6.5cm" svg:y="10.5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5cm" svg:x="6.5cm" svg:y="14.5cm">
          <text:p text:style-name="P1">Fetc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3.5cm" svg:x="6.5cm" svg:y="14.5cm">
          <text:p text:style-name="P1">Fetc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3.5cm" svg:x="12.5cm" svg:y="14.5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3.5cm" svg:x="18.5cm" svg:y="14.5cm">
          <text:p text:style-name="P1">Processor</text:p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2cm" svg:height="1.5cm" svg:x="1.5cm" svg:y="3cm">
          <text:p text:style-name="P1">Job</text:p>
          <draw:enhanced-geometry svg:viewBox="0 0 21600 21600" draw:glue-points="10800 0 0 10800 10800 21600 21600 10800" draw:path-stretchpoint-x="10800" draw:text-areas="?f11 ?f12 ?f13 ?f14" draw:type="brace-pair" draw:modifiers="54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5" draw:text-style-name="P1" draw:id="id1" draw:layer="layout" svg:width="4cm" svg:height="1cm" svg:x="3cm" svg:y="4.5cm">
          <text:p text:style-name="P1">wor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id="id2" draw:layer="layout" svg:width="3.5cm" svg:height="1cm" svg:x="6cm" svg:y="7cm">
          <text:p text:style-name="P1">wor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id="id4" draw:layer="layout" svg:width="4.5cm" svg:height="1cm" svg:x="8.5cm" svg:y="8.5cm">
          <text:p text:style-name="P1">feeds_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5cm" svg:y1="5.5cm" svg:x2="6.437cm" svg:y2="7.5cm" draw:start-shape="id1" draw:start-glue-point="8" draw:end-shape="id2" draw:end-glue-point="9" svg:d="m5000 5500c0 1334 479 2000 1437 2000">
          <text:p/>
        </draw:connector>
        <draw:custom-shape draw:style-name="gr5" draw:text-style-name="P1" draw:id="id5" draw:layer="layout" svg:width="3.5cm" svg:height="1cm" svg:x="13.5cm" svg:y="12cm">
          <text:p text:style-name="P1">impo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id="id11" draw:layer="layout" svg:width="3cm" svg:height="1.5cm" svg:x="7cm" svg:y="11cm">
          <text:p text:style-name="P1">Importer</text:p>
          <draw:enhanced-geometry svg:viewBox="0 0 21600 21600" draw:mirror-vertical="false" draw:mirror-horizont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3.5cm" svg:y1="3.75cm" svg:x2="5cm" svg:y2="4.5cm" draw:start-shape="id3" draw:start-glue-point="7" draw:end-shape="id1" draw:end-glue-point="5" svg:d="m3500 3750c1000 0 1500 250 1500 750">
          <text:p/>
        </draw:connector>
        <draw:connector draw:style-name="gr7" draw:text-style-name="P1" draw:layer="layout" draw:type="curve" svg:x1="7.75cm" svg:y1="8cm" svg:x2="8.5cm" svg:y2="9cm" draw:start-shape="id2" draw:start-glue-point="8" draw:end-shape="id4" draw:end-glue-point="3" svg:d="m7750 8000c0 667 250 1000 750 1000">
          <text:p/>
        </draw:connector>
        <draw:connector draw:style-name="gr7" draw:text-style-name="P1" draw:layer="layout" draw:type="curve" svg:x1="10.75cm" svg:y1="9.5cm" svg:x2="13.937cm" svg:y2="12.5cm" draw:start-shape="id4" draw:start-glue-point="2" draw:end-shape="id5" draw:end-glue-point="9" svg:d="m10750 9500c0 2000 1062 3000 3187 3000">
          <text:p/>
        </draw:connector>
        <draw:custom-shape draw:style-name="gr4" draw:text-style-name="P1" draw:id="id6" draw:layer="layout" svg:width="2cm" svg:height="1.5cm" svg:x="22.5cm" svg:y="3cm">
          <text:p text:style-name="P1">Job</text:p>
          <draw:enhanced-geometry svg:viewBox="0 0 21600 21600" draw:glue-points="10800 0 0 10800 10800 21600 21600 10800" draw:path-stretchpoint-x="10800" draw:text-areas="?f11 ?f12 ?f13 ?f14" draw:type="brace-pair" draw:modifiers="54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5" draw:text-style-name="P1" draw:id="id7" draw:layer="layout" svg:width="4cm" svg:height="1cm" svg:x="24cm" svg:y="4.5cm">
          <text:p text:style-name="P1">finish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draw:type="curve" svg:x1="24.5cm" svg:y1="3.75cm" svg:x2="26cm" svg:y2="4.5cm" draw:start-shape="id6" draw:start-glue-point="7" draw:end-shape="id7" draw:end-glue-point="5" svg:d="m24500 3750c1000 0 1500 250 1500 750">
          <text:p/>
        </draw:connector>
        <draw:custom-shape draw:style-name="gr5" draw:text-style-name="P1" draw:id="id8" draw:layer="layout" svg:width="4cm" svg:height="1cm" svg:x="7cm" svg:y="15.5cm">
          <text:p text:style-name="P1">fetch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4cm" svg:height="1cm" svg:x="13cm" svg:y="15.5cm">
          <text:p text:style-name="P1">pars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id="id9" draw:layer="layout" svg:width="4cm" svg:height="1cm" svg:x="19cm" svg:y="15.5cm">
          <text:p text:style-name="P1">proces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draw:type="curve" svg:x1="14.812cm" svg:y1="13cm" svg:x2="9cm" svg:y2="15.5cm" draw:start-shape="id5" draw:start-glue-point="7" draw:end-shape="id8" draw:end-glue-point="5" svg:d="m14812 13000c0 1876-5812 627-5812 2500">
          <text:p/>
        </draw:connector>
        <draw:connector draw:style-name="gr7" draw:text-style-name="P1" draw:layer="layout" draw:type="curve" svg:x1="15.25cm" svg:y1="13cm" svg:x2="21.5cm" svg:y2="15.5cm" draw:start-shape="id5" draw:start-glue-point="8" draw:end-shape="id9" draw:end-glue-point="4" svg:d="m15250 13000c0 1876 6250 627 6250 2500">
          <text:p/>
        </draw:connector>
        <draw:line draw:style-name="gr7" draw:text-style-name="P1" draw:layer="layout" svg:x1="15cm" svg:y1="13cm" svg:x2="15cm" svg:y2="15.5cm">
          <text:p/>
        </draw:line>
        <draw:custom-shape draw:style-name="gr9" draw:text-style-name="P1" draw:id="id10" draw:layer="layout" svg:width="5.5cm" svg:height="1cm" svg:x="17.5cm" svg:y="12cm">
          <text:p text:style-name="P1">feeds_after_im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6.563cm" svg:y1="12.5cm" svg:x2="17.5cm" svg:y2="12.5cm" draw:start-shape="id5" draw:start-glue-point="6" draw:end-shape="id10" draw:end-glue-point="3" svg:d="m16563 12500h937">
          <text:p/>
        </draw:connector>
        <draw:custom-shape draw:style-name="gr10" draw:text-style-name="P1" draw:layer="layout" svg:width="3.5cm" svg:height="1cm" draw:transform="rotate (0.7853981633973) translate (19.5cm 10.9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.5cm" svg:height="1cm" draw:transform="rotate (0.7853981633973) translate (21.5cm 7.7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10.75cm" svg:y1="9.5cm" svg:x2="10cm" svg:y2="11.75cm" draw:start-shape="id4" draw:start-glue-point="2" draw:end-shape="id11" draw:end-glue-point="7" svg:d="m10750 9500c0 1500-250 2250-750 2250">
          <text:p/>
        </draw:connector>
        <draw:custom-shape draw:style-name="gr11" draw:text-style-name="P2" draw:layer="layout" svg:width="5cm" svg:height="1.5cm" svg:x="6.5cm" svg:y="18.5cm">
          <text:p text:style-name="P1"><text:span text:style-name="T1">Get RSS XM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cm" svg:height="1.5cm" svg:x="12.5cm" svg:y="18.5cm">
          <text:p text:style-name="P1"><text:span text:style-name="T1">Extract 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cm" svg:height="1.5cm" svg:x="18.5cm" svg:y="18.5cm">
          <text:p text:style-name="P1"><text:span text:style-name="T1">Create/update node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cm" svg:height="1.5cm" svg:x="1cm" svg:y="18.5cm">
          <text:p text:style-name="P3">Example </text:p>
          <text:p text:style-name="P3">(RSS to node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7.7cm" svg:height="1.5cm" svg:x="1cm" svg:y="1cm">
          <text:p text:style-name="P4"><text:span text:style-name="T2">Feeds module: scheduled cron ru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-P Stacey</meta:initial-creator>
    <meta:creation-date>2010-05-25T12:16:19</meta:creation-date>
    <dc:date>2010-05-25T12:41:50</dc:date>
    <dc:creator>J-P Stacey</dc:creator>
    <meta:editing-duration>PT00H23M04S</meta:editing-duration>
    <meta:editing-cycles>3</meta:editing-cycles>
    <meta:generator>OpenOffice.org/3.2$Linux OpenOffice.org_project/320m12$Build-9483</meta:generator>
    <meta:document-statistic meta:object-count="36"/>
  </office:meta>
</office:document-meta>
</file>